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fo:background-color="#cbfbcb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ackground-color="#f898c8"/>
    </style:style>
    <style:style style:name="ce27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ce27"/>
        <table:table-row table:style-name="ro1">
          <table:table-cell table:style-name="Default"/>
          <table:table-cell table:style-name="ce6" office:value-type="string" table:number-columns-spanned="3" table:number-rows-spanned="1">
            <text:p>UBL FreightInvoic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style-name="Default"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style-name="Default"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style-name="Default"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reight Invoice. Details</text:p>
          </table:table-cell>
          <table:table-cell table:style-name="ce2" office:value-type="string">
            <text:p>FreightInvoice</text:p>
          </table:table-cell>
          <table:table-cell table:style-name="ce2" office:value-type="string">
            <text:p>A document stating the charges incurred for the logistics service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Fattura Nolo</text:p>
          </table:table-cell>
          <table:table-cell table:style-name="ce15" office:value-type="string">
            <text:p>Un documento indicante gli oneri contratti per il servizio logistico.</text:p>
          </table:table-cell>
          <table:table-cell table:style-name="ce26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Freight Invoic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Freight Invoic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Freight Invoic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la personalizzazione di UBL usata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Freight Invoic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Freight Invoice assigned by the Creditor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24" office:value-type="string">
            <text:p>Un identificatore per la Fattura Nolo assegnato dal Creditor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Freight Invoic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a document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un documento è (true) o non è (false) una copi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Freight Invoic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Freight Invoic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Creditor on which the Freight Invoice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24" office:value-type="string">
            <text:p>Data di emissione Fattura Nolo assegnata dal Creditor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Freight Invoic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Creditor at which the Freight Invoice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24" office:value-type="string">
            <text:p>Ora di emissione Fattura Nolo assegnata dal Creditor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Freight Invoice. Invoice Type Code. Code</text:p>
          </table:table-cell>
          <table:table-cell table:style-name="ce3" office:value-type="string">
            <text:p>InvoiceTypeCode</text:p>
          </table:table-cell>
          <table:table-cell table:style-name="ce3" office:value-type="string">
            <text:p>Code specifying the type of the Freight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Tipo Fattura</text:p>
          </table:table-cell>
          <table:table-cell table:style-name="ce24" office:value-type="string">
            <text:p>Identifica il tipo di Fattura Nolo con un codice.</text:p>
          </table:table-cell>
          <table:table-cell table:style-name="Default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Freight Invoic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Freight Invoic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24" office:value-type="string">
            <text:p>Testo libero relativo alla Fattura Nolo. Può contenere note o altre informazioni non esplicitamente previste nella struttura del document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Freight Invoic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Freight Invoice,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Scadenza Imposizione</text:p>
          </table:table-cell>
          <table:table-cell table:style-name="ce24" office:value-type="string">
            <text:p>La data della Fattura Nolo, usata per indicare il momento in cui l'imposta sarà applicabil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Freight Invoic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currency in which the Document is presented. This may be the same currency as the pricing or as the tax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16" office:value-type="string">
            <text:p>La valuta in cui è presentato il Documento. Può essere la stessa del prezzo o delle impost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Freight Invoic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Freight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24" office:value-type="string">
            <text:p>La valuta utilizzata per le imposte nella Fattura Nol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Freight Invoic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Freight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i prezzi nella Fattura del Nol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Freight Invoic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Freight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agamento</text:p>
          </table:table-cell>
          <table:table-cell table:style-name="ce16" office:value-type="string">
            <text:p>La valuta utilizzata per il pagamento nella Fattura Nol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Freight Invoic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Freight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i Pagamento Alternativa</text:p>
          </table:table-cell>
          <table:table-cell table:style-name="ce16" office:value-type="string">
            <text:p>La valuta alternativa utilizzata per il pagamento nella Fattura Nol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Freight Invoic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Freight Invoice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24" office:value-type="string">
            <text:p>Il Codice Conto Contabile dell'Acquirente applicato all'intera Fattura Nol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Freight Invoic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st centre applied to the Freight Invoice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24" office:value-type="string">
            <text:p>Il Centro di Costo contabile dell'Acquirente applicato all'intera Fattura Nolo, espresso come testo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3" office:value-type="string">
            <text:p>Freight Invoic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style-name="Default"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Freight Invoice. Invoice_ Period. Period</text:p>
          </table:table-cell>
          <table:table-cell office:value-type="string">
            <text:p>InvoicePeriod</text:p>
          </table:table-cell>
          <table:table-cell office:value-type="string">
            <text:p>An association to period(s) to which the Freight Invoice appli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Fatturazione</text:p>
          </table:table-cell>
          <table:table-cell table:style-name="ce25" office:value-type="string">
            <text:p>Associazione al periodo/i al quale la Fattura Nolo si riferisce.</text:p>
          </table:table-cell>
          <table:table-cell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Freight Invoice. Shipment</text:p>
          </table:table-cell>
          <table:table-cell office:value-type="string">
            <text:p>Shipment</text:p>
          </table:table-cell>
          <table:table-cell office:value-type="string">
            <text:p>An association to Shipment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Spedizione</text:p>
          </table:table-cell>
          <table:table-cell office:value-type="string">
            <text:p>Associazione alla Spedizione.</text:p>
          </table:table-cell>
          <table:table-cell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Freight Invoic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(riferimento) ad un Ordine collegato.</text:p>
          </table:table-cell>
          <table:table-cell table:number-columns-repeated="101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Freight Invoic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Fatturazione</text:p>
          </table:table-cell>
          <table:table-cell office:value-type="string">
            <text:p>Associazione al Rif.to Fatturazione.</text:p>
          </table:table-cell>
          <table:table-cell table:number-columns-repeated="101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Freight Invoic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Spedizione</text:p>
          </table:table-cell>
          <table:table-cell office:value-type="string">
            <text:p>Associazione (riferimento) all'Avviso di Spedizione.</text:p>
          </table:table-cell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Freight Invoic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Ricevimento</text:p>
          </table:table-cell>
          <table:table-cell office:value-type="string">
            <text:p>Associazione (riferimento) all'Avviso Ricevimento.</text:p>
          </table:table-cell>
          <table:table-cell table:number-columns-repeated="1016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Freight Invoice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Originatore</text:p>
          </table:table-cell>
          <table:table-cell office:value-type="string">
            <text:p>Associazione (riferimento) al Documento Originatore.</text:p>
          </table:table-cell>
          <table:table-cell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Freight Invoic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Contratto</text:p>
          </table:table-cell>
          <table:table-cell office:value-type="string">
            <text:p>Associazione (riferimento) al Contratto.</text:p>
          </table:table-cell>
          <table:table-cell table:number-columns-repeated="101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Freight Invoic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number-columns-repeated="1016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Freight Invoic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number-columns-repeated="1016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Freight Invoic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Fornitore Contabile</text:p>
          </table:table-cell>
          <table:table-cell office:value-type="string">
            <text:p>Associazione alla Parte Fornitore in Contabilità.</text:p>
          </table:table-cell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Freight Invoic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Buy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Acquirente in Contabilità.</text:p>
          </table:table-cell>
          <table:table-cell table:number-columns-repeated="1016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Freight Invoic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 Pagamento</text:p>
          </table:table-cell>
          <table:table-cell office:value-type="string">
            <text:p>Associazione al Beneficiario del Pagamento.</text:p>
          </table:table-cell>
          <table:table-cell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Freight Invoic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appresentante Fiscale</text:p>
          </table:table-cell>
          <table:table-cell office:value-type="string">
            <text:p>Associazione al Rappresentante Fiscale.</text:p>
          </table:table-cell>
          <table:table-cell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Freight Invoice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Modalità di Pagamento</text:p>
          </table:table-cell>
          <table:table-cell office:value-type="string">
            <text:p>Associazione alle Modalità di Pagamento.</text:p>
          </table:table-cell>
          <table:table-cell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Freight Invoice. Payment Terms</text:p>
          </table:table-cell>
          <table:table-cell office:value-type="string">
            <text:p>PaymentTerms</text:p>
          </table:table-cell>
          <table:table-cell office:value-type="string">
            <text:p>An association to Payment Term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ermini di Pagamento</text:p>
          </table:table-cell>
          <table:table-cell office:value-type="string">
            <text:p>Associazione ai Termini di Pagamento.</text:p>
          </table:table-cell>
          <table:table-cell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Freight Invoice. Prepaid_ Payment. Payment</text:p>
          </table:table-cell>
          <table:table-cell office:value-type="string">
            <text:p>PrepaidPayment</text:p>
          </table:table-cell>
          <table:table-cell office:value-type="string">
            <text:p>An association to prepaid payment(s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agamento Anticipato</text:p>
          </table:table-cell>
          <table:table-cell office:value-type="string">
            <text:p>Associazione ad uno o più pagamenti anticipati.</text:p>
          </table:table-cell>
          <table:table-cell table:number-columns-repeated="1016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Freight Invoic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Freight Invoic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table:style-name="ce25" office:value-type="string">
            <text:p>Associazione agli Abbuoni e Addebiti che si applicano all'intera Fattura Nolo.</text:p>
          </table:table-cell>
          <table:table-cell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Freight Invoic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Imposta</text:p>
          </table:table-cell>
          <table:table-cell office:value-type="string">
            <text:p>Associazione al Tasso di Cambio tra la Valuta Documento e quella delle Imposte.</text:p>
          </table:table-cell>
          <table:table-cell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Freight Invoic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rezzi</text:p>
          </table:table-cell>
          <table:table-cell office:value-type="string">
            <text:p>Associazione al Tasso di Cambio tra la Valuta del Documento e quella del Prezzo formulato.</text:p>
          </table:table-cell>
          <table:table-cell table:number-columns-repeated="1016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Freight Invoic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agamento</text:p>
          </table:table-cell>
          <table:table-cell office:value-type="string">
            <text:p>Associazione al Tasso di Cambio tra la Valuta del Documento e quella del Pagamento.</text:p>
          </table:table-cell>
          <table:table-cell table:number-columns-repeated="101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Freight Invoic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di Pagamento Alternativo</text:p>
          </table:table-cell>
          <table:table-cell office:value-type="string">
            <text:p>Associazione al Tasso di Cambio tra la Valuta del Documento e la Valuta Alternativa del Pagamento.</text:p>
          </table:table-cell>
          <table:table-cell table:number-columns-repeated="1016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Freight Invoic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per specifiche tipologie/aliquote d'imposta.</text:p>
          </table:table-cell>
          <table:table-cell table:number-columns-repeated="1016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Freight Invoic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total amount payable on the Freight Invoic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e Fattura</text:p>
          </table:table-cell>
          <table:table-cell table:style-name="ce25" office:value-type="string">
            <text:p>Associazione al totale a debito sulla Fattura Nolo, inclusivo di Abbuoni, Addebiti ed Imposte.</text:p>
          </table:table-cell>
          <table:table-cell table:number-columns-repeated="1016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Freight Invoice. Invoice Line</text:p>
          </table:table-cell>
          <table:table-cell office:value-type="string">
            <text:p>InvoiceLine</text:p>
          </table:table-cell>
          <table:table-cell office:value-type="string">
            <text:p>An association to one or more Freight Invoic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Fattura</text:p>
          </table:table-cell>
          <table:table-cell table:style-name="ce25" office:value-type="string">
            <text:p>Associazione ad una o più Righe di Fattura Nolo.</text:p>
          </table:table-cell>
          <table:table-cell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FreightInvoic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0:54</dc:date>
    <meta:document-statistic meta:table-count="1" meta:cell-count="371" meta:object-count="0"/>
    <meta:generator>OpenOffice.org/3.0$Win32 OpenOffice.org_project/300m9$Build-9358</meta:generator>
  </office:meta>
</office:document-meta>
</file>